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="gradient" draw:fill-gradient-name="Gradient_20_10" draw:textarea-vertical-align="middle"/>
    </style:style>
    <style:style style:name="gr2" style:family="graphic" style:parent-style-name="standard">
      <style:graphic-properties svg:stroke-color="#000000" draw:fill="gradient" draw:fill-gradient-name="Gradient_20_10" draw:textarea-horizontal-align="justify" draw:textarea-vertical-align="middle" draw:auto-grow-height="false" fo:min-height="0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svg:stroke-color="#000000" draw:fill="gradient" draw:fill-gradient-name="Gradient_20_11" draw:textarea-vertical-align="middle"/>
    </style:style>
    <style:style style:name="gr5" style:family="graphic" style:parent-style-name="standard">
      <style:graphic-properties draw:stroke="dash" draw:stroke-dash="Fine_20_Dashed" svg:stroke-color="#808080" draw:fill-color="#ffffff" draw:textarea-horizontal-align="left" draw:textarea-vertical-align="top"/>
    </style:style>
    <style:style style:name="gr6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7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1" style:family="paragraph">
      <style:paragraph-properties fo:text-align="center"/>
      <style:text-properties fo:font-family="Roboto" style:font-style-name="Italic" style:font-pitch="variable"/>
    </style:style>
    <style:style style:name="P2" style:family="paragraph">
      <style:paragraph-properties fo:text-align="center"/>
      <style:text-properties fo:color="#808080" fo:font-family="Roboto" style:font-style-name="Italic" style:font-pitch="variable"/>
    </style:style>
    <style:style style:name="P3" style:family="paragraph">
      <style:paragraph-properties fo:text-align="center"/>
    </style:style>
    <style:style style:name="T1" style:family="text">
      <style:text-properties fo:color="#80808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rect draw:style-name="gr1" draw:text-style-name="P1" xml:id="id1" draw:id="id1" draw:layer="layout" svg:width="4.6cm" svg:height="6.6cm" svg:x="6.6cm" svg:y="6.8cm" draw:corner-radius="0.3cm">
          <text:p text:style-name="P1">HQ</text:p>
        </draw:rect>
        <draw:custom-shape draw:style-name="gr2" draw:text-style-name="P1" xml:id="id2" draw:id="id2" draw:layer="layout" svg:width="3.8cm" svg:height="3.4cm" svg:x="7cm" svg:y="14.8cm">
          <text:p text:style-name="P1">Event</text:p>
          <text:p text:style-name="P1">Store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3" draw:text-style-name="P1" draw:layer="layout" svg:x1="8.9cm" svg:y1="13.4cm" svg:x2="8.9cm" svg:y2="14.8cm" draw:start-shape="id1" draw:start-glue-point="2" draw:end-shape="id2" draw:end-glue-point="5" svg:d="M8900 13400v1400">
          <text:p/>
        </draw:connector>
        <draw:rect draw:style-name="gr4" draw:text-style-name="P1" xml:id="id3" draw:id="id3" draw:layer="layout" svg:width="4.6cm" svg:height="2.9cm" svg:x="6.6cm" svg:y="1.1cm" draw:corner-radius="0.3cm">
          <text:p text:style-name="P1">Browser</text:p>
        </draw:rect>
        <draw:connector draw:style-name="gr3" draw:text-style-name="P1" draw:layer="layout" svg:x1="8.9cm" svg:y1="4cm" svg:x2="8.9cm" svg:y2="6.8cm" draw:start-shape="id3" draw:start-glue-point="2" draw:end-shape="id1" draw:end-glue-point="0" svg:d="M8900 4000v2800">
          <text:p/>
        </draw:connector>
        <draw:g>
          <draw:rect draw:style-name="gr5" draw:text-style-name="P2" draw:layer="layout" svg:width="12.4cm" svg:height="5.7cm" svg:x="14.3cm" svg:y="3.9cm">
            <text:p text:style-name="P1"><text:span text:style-name="T1">JVM</text:span></text:p>
          </draw:rect>
          <draw:rect draw:style-name="gr1" draw:text-style-name="P1" xml:id="id5" draw:id="id5" draw:layer="layout" svg:width="6cm" svg:height="1.209cm" svg:x="15.1cm" svg:y="6.146cm" draw:corner-radius="0.3cm">
            <text:p text:style-name="P1">HqAgentController</text:p>
          </draw:rect>
          <draw:rect draw:style-name="gr1" draw:text-style-name="P1" xml:id="id4" draw:id="id4" draw:layer="layout" svg:width="3.2cm" svg:height="1.037cm" svg:x="22.7cm" svg:y="4.677cm" draw:corner-radius="0.3cm">
            <text:p text:style-name="P1">Agent</text:p>
          </draw:rect>
          <draw:rect draw:style-name="gr1" draw:text-style-name="P1" xml:id="id6" draw:id="id6" draw:layer="layout" svg:width="3.2cm" svg:height="1.036cm" svg:x="22.7cm" svg:y="6.233cm" draw:corner-radius="0.3cm">
            <text:p text:style-name="P1">Agent</text:p>
          </draw:rect>
          <draw:rect draw:style-name="gr1" draw:text-style-name="P1" xml:id="id7" draw:id="id7" draw:layer="layout" svg:width="3.2cm" svg:height="1.037cm" svg:x="22.7cm" svg:y="7.786cm" draw:corner-radius="0.3cm">
            <text:p text:style-name="P1">Agent</text:p>
          </draw:rect>
          <draw:connector draw:style-name="gr6" draw:text-style-name="P1" draw:layer="layout" svg:x1="22.7cm" svg:y1="5.195cm" svg:x2="21.1cm" svg:y2="6.75cm" draw:start-shape="id4" draw:start-glue-point="3" draw:end-shape="id5" draw:end-glue-point="1" svg:d="M22700 5195h-800v1555h-800">
            <text:p/>
          </draw:connector>
          <draw:connector draw:style-name="gr6" draw:text-style-name="P1" draw:layer="layout" svg:x1="22.7cm" svg:y1="6.751cm" svg:x2="21.1cm" svg:y2="6.75cm" draw:start-shape="id6" draw:start-glue-point="3" draw:end-shape="id5" draw:end-glue-point="1" svg:d="M22700 6751h-800v-1h-800">
            <text:p/>
          </draw:connector>
          <draw:connector draw:style-name="gr6" draw:text-style-name="P1" draw:layer="layout" svg:x1="22.7cm" svg:y1="8.304cm" svg:x2="21.1cm" svg:y2="6.75cm" draw:start-shape="id7" draw:start-glue-point="3" draw:end-shape="id5" draw:end-glue-point="1" svg:d="M22700 8304h-800v-1554h-800">
            <text:p/>
          </draw:connector>
        </draw:g>
        <draw:connector draw:style-name="gr3" draw:text-style-name="P1" draw:layer="layout" svg:x1="15.1cm" svg:y1="6.75cm" svg:x2="11.2cm" svg:y2="10.1cm" draw:start-shape="id5" draw:start-glue-point="3" draw:end-shape="id1" draw:end-glue-point="1" svg:d="M15100 6750h-1950v3350h-1950">
          <text:p/>
        </draw:connector>
        <draw:rect draw:style-name="gr5" draw:text-style-name="P2" draw:layer="layout" svg:width="12.4cm" svg:height="5.7cm" svg:x="14.3cm" svg:y="10.9cm">
          <text:p text:style-name="P1"><text:span text:style-name="T1">JVM</text:span></text:p>
        </draw:rect>
        <draw:rect draw:style-name="gr1" draw:text-style-name="P1" xml:id="id9" draw:id="id9" draw:layer="layout" svg:width="6cm" svg:height="1.209cm" svg:x="15.1cm" svg:y="13.146cm" draw:corner-radius="0.3cm">
          <text:p text:style-name="P1">HqAgentController</text:p>
        </draw:rect>
        <draw:rect draw:style-name="gr1" draw:text-style-name="P1" xml:id="id8" draw:id="id8" draw:layer="layout" svg:width="3.2cm" svg:height="1.037cm" svg:x="22.7cm" svg:y="11.677cm" draw:corner-radius="0.3cm">
          <text:p text:style-name="P1">Agent</text:p>
        </draw:rect>
        <draw:rect draw:style-name="gr1" draw:text-style-name="P1" xml:id="id10" draw:id="id10" draw:layer="layout" svg:width="3.2cm" svg:height="1.036cm" svg:x="22.7cm" svg:y="13.233cm" draw:corner-radius="0.3cm">
          <text:p text:style-name="P1">Agent</text:p>
        </draw:rect>
        <draw:rect draw:style-name="gr1" draw:text-style-name="P1" xml:id="id11" draw:id="id11" draw:layer="layout" svg:width="3.2cm" svg:height="1.037cm" svg:x="22.7cm" svg:y="14.786cm" draw:corner-radius="0.3cm">
          <text:p text:style-name="P1">Agent</text:p>
        </draw:rect>
        <draw:connector draw:style-name="gr6" draw:text-style-name="P1" draw:layer="layout" svg:x1="22.7cm" svg:y1="12.195cm" svg:x2="21.1cm" svg:y2="13.75cm" draw:start-shape="id8" draw:start-glue-point="3" draw:end-shape="id9" draw:end-glue-point="1" svg:d="M22700 12195h-800v1555h-800">
          <text:p/>
        </draw:connector>
        <draw:connector draw:style-name="gr6" draw:text-style-name="P1" draw:layer="layout" svg:x1="22.7cm" svg:y1="13.751cm" svg:x2="21.1cm" svg:y2="13.75cm" draw:start-shape="id10" draw:start-glue-point="3" draw:end-shape="id9" draw:end-glue-point="1" svg:d="M22700 13751h-800v-1h-800">
          <text:p/>
        </draw:connector>
        <draw:connector draw:style-name="gr6" draw:text-style-name="P1" draw:layer="layout" svg:x1="22.7cm" svg:y1="15.304cm" svg:x2="21.1cm" svg:y2="13.75cm" draw:start-shape="id11" draw:start-glue-point="3" draw:end-shape="id9" draw:end-glue-point="1" svg:d="M22700 15304h-800v-1554h-800">
          <text:p/>
        </draw:connector>
        <draw:connector draw:style-name="gr3" draw:text-style-name="P3" draw:layer="layout" svg:x1="15.1cm" svg:y1="13.75cm" svg:x2="11.2cm" svg:y2="10.1cm" draw:start-shape="id9" draw:start-glue-point="3" draw:end-shape="id1" svg:d="M15100 13750h-1950v-3650h-1950">
          <text:p/>
        </draw:connector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10" draw:display-name="Gradient 10" draw:style="linear" draw:start-color="#999999" draw:end-color="#cccccc" draw:start-intensity="100%" draw:end-intensity="100%" draw:angle="0" draw:border="0%"/>
    <draw:gradient draw:name="Gradient_20_11" draw:display-name="Gradient 11" draw:style="linear" draw:start-color="#b3b3b3" draw:end-color="#e6e6e6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AT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teven Dolg</meta:initial-creator>
    <meta:creation-date>2015-06-01T09:23:54.80</meta:creation-date>
    <meta:editing-duration>PT26M33S</meta:editing-duration>
    <meta:editing-cycles>4</meta:editing-cycles>
    <dc:date>2015-06-01T10:22:39.06</dc:date>
    <dc:creator>Steven Dolg</dc:creator>
    <meta:generator>OpenOffice/4.1.1$Win32 OpenOffice.org_project/411m6$Build-9775</meta:generator>
    <meta:document-statistic meta:object-count="47"/>
  </office:meta>
</office:document-meta>
</file>